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niche di Interconnessione – Domande per l'orale</text:p>
      <text:p text:style-name="Standard"/>
      <text:p text:style-name="Standard"/>
      <text:list xml:id="list31174936" text:style-name="L1">
        <text:list-item>
          <text:p text:style-name="P1">Ricavare l'espressione del throughput del TCP con duplicate ACK<text:line-break/></text:p>
        </text:list-item>
        <text:list-item>
          <text:p text:style-name="P1">Ricavare la distribuzione del tempo residuo<text:line-break/></text:p>
        </text:list-item>
        <text:list-item>
          <text:p text:style-name="P1">Ricavare le probabilità di stato all'equilibrio dei processi di nascita e morte<text:line-break/></text:p>
        </text:list-item>
        <text:list-item>
          <text:p text:style-name="P1">Ricavare la formula B di Erlang<text:line-break/></text:p>
        </text:list-item>
        <text:list-item>
          <text:p text:style-name="P1">IPv6: confronti con Ipv4<text:line-break/> </text:p>
        </text:list-item>
        <text:list-item>
          <text:p text:style-name="P1">Architettura dei router IP di fascia alta<text:line-break/></text:p>
        </text:list-item>
        <text:list-item>
          <text:p text:style-name="P1">Struttura trie e il Patricia tree<text:line-break/></text:p>
        </text:list-item>
        <text:list-item>
          <text:p text:style-name="P1">Algoritmo di Dijkstra<text:line-break/></text:p>
        </text:list-item>
        <text:list-item>
          <text:p text:style-name="P1">Algoritmo spanning-tree<text:line-break/></text:p>
        </text:list-item>
        <text:list-item>
          <text:p text:style-name="P1">Matrice T a scrittura sequenziale e lettura casuale: costo<text:line-break/></text:p>
        </text:list-item>
        <text:list-item>
          <text:p text:style-name="P1">Equivalenza spazio-tempo<text:line-break/></text:p>
        </text:list-item>
        <text:list-item>
          <text:p text:style-name="P1">La forchetta telefonica, il soppressore ed il cancellatore d'eco<text:line-break/></text:p>
        </text:list-item>
        <text:list-item>
          <text:p text:style-name="P1">Instradamento in reti gerarchiche a commutazione di pacchetto<text:line-break/></text:p>
        </text:list-item>
        <text:list-item>
          <text:p text:style-name="P1">Algoritmo Dynamic Controlled Routing<text:line-break/></text:p>
        </text:list-item>
        <text:list-item>
          <text:p text:style-name="P1">Architettura SDH e trama STS-1<text:line-break/></text:p>
        </text:list-item>
        <text:list-item>
          <text:p text:style-name="P1">Architettura SS7<text:line-break/></text:p>
        </text:list-item>
        <text:list-item>
          <text:p text:style-name="P1">Accesso di utente ISDN: gruppi funzionali e punti di riferimen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3</meta:creation-date>
    <meta:editing-duration>PT00H04M20S</meta:editing-duration>
    <meta:editing-cycles>3</meta:editing-cycles>
    <meta:generator>OpenOffice.org/3.1$Win32 OpenOffice.org_project/310m11$Build-9399</meta:generator>
    <dc:date>2010-02-14T11:10:46</dc:date>
    <meta:document-statistic meta:table-count="0" meta:image-count="0" meta:object-count="0" meta:page-count="1" meta:paragraph-count="18" meta:word-count="128" meta:character-count="820"/>
    <meta:user-defined meta:name="Info 1"/>
    <meta:user-defined meta:name="Info 2"/>
    <meta:user-defined meta:name="Info 3"/>
    <meta:user-defined meta:name="Info 4"/>
  </office:meta>
</office:document-meta>
</file>